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1f1c88" officeooo:paragraph-rsid="00233103" style:language-asian="zxx" style:country-asian="none" style:language-complex="zxx" style:country-complex="none"/>
    </style:style>
    <style:style style:name="P2" style:family="paragraph" style:parent-style-name="Standard">
      <style:text-properties fo:language="en" fo:country="GB" officeooo:rsid="001f1c88" officeooo:paragraph-rsid="00287c29" style:language-asian="zxx" style:country-asian="none" style:language-complex="zxx" style:country-complex="none"/>
    </style:style>
    <style:style style:name="P3" style:family="paragraph" style:parent-style-name="Standard">
      <style:text-properties fo:language="en" fo:country="GB" officeooo:rsid="0026510d" officeooo:paragraph-rsid="0026510d" style:language-asian="zxx" style:country-asian="none" style:language-complex="zxx" style:country-complex="none"/>
    </style:style>
    <style:style style:name="P4" style:family="paragraph" style:parent-style-name="Standard">
      <style:text-properties fo:language="en" fo:country="GB" officeooo:rsid="00287c29" officeooo:paragraph-rsid="00287c29" style:language-asian="zxx" style:country-asian="none" style:language-complex="zxx" style:country-complex="none"/>
    </style:style>
    <style:style style:name="P5" style:family="paragraph" style:parent-style-name="Standard">
      <style:text-properties fo:language="en" fo:country="GB" officeooo:rsid="002f20f5" officeooo:paragraph-rsid="002f20f5" style:language-asian="zxx" style:country-asian="none" style:language-complex="zxx" style:country-complex="none"/>
    </style:style>
    <style:style style:name="P6" style:family="paragraph" style:parent-style-name="Standard">
      <style:text-properties fo:language="en" fo:country="GB" officeooo:rsid="003280e7" officeooo:paragraph-rsid="003280e7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fo:language="en" fo:country="GB" officeooo:rsid="003280e7" officeooo:paragraph-rsid="003280e7" style:language-asian="zxx" style:country-asian="none" style:language-complex="zxx" style:country-complex="none"/>
    </style:style>
    <style:style style:name="P8" style:family="paragraph" style:parent-style-name="Standard" style:list-style-name="L1">
      <style:text-properties fo:language="en" fo:country="GB" officeooo:rsid="00347fd7" officeooo:paragraph-rsid="00347fd7" style:language-asian="zxx" style:country-asian="none" style:language-complex="zxx" style:country-complex="none"/>
    </style:style>
    <style:style style:name="P9" style:family="paragraph" style:parent-style-name="Standard" style:list-style-name="L1">
      <style:text-properties fo:language="en" fo:country="GB" officeooo:rsid="003657b4" officeooo:paragraph-rsid="003657b4" style:language-asian="zxx" style:country-asian="none" style:language-complex="zxx" style:country-complex="none"/>
    </style:style>
    <style:style style:name="P10" style:family="paragraph" style:parent-style-name="Standard" style:list-style-name="L1">
      <style:text-properties fo:language="en" fo:country="GB" officeooo:rsid="00368691" officeooo:paragraph-rsid="00368691" style:language-asian="zxx" style:country-asian="none" style:language-complex="zxx" style:country-complex="none"/>
    </style:style>
    <style:style style:name="P11" style:family="paragraph" style:parent-style-name="Standard" style:list-style-name="L1">
      <style:text-properties fo:language="en" fo:country="GB" officeooo:rsid="00383520" officeooo:paragraph-rsid="00383520" style:language-asian="zxx" style:country-asian="none" style:language-complex="zxx" style:country-complex="none"/>
    </style:style>
    <style:style style:name="P12" style:family="paragraph" style:parent-style-name="Standard" style:list-style-name="L1">
      <style:text-properties fo:language="en" fo:country="GB" officeooo:rsid="003d97ba" officeooo:paragraph-rsid="003d97ba" style:language-asian="zxx" style:country-asian="none" style:language-complex="zxx" style:country-complex="none"/>
    </style:style>
    <style:style style:name="T1" style:family="text">
      <style:text-properties officeooo:rsid="002058ca"/>
    </style:style>
    <style:style style:name="T2" style:family="text">
      <style:text-properties officeooo:rsid="00248807"/>
    </style:style>
    <style:style style:name="T3" style:family="text">
      <style:text-properties officeooo:rsid="0026510d"/>
    </style:style>
    <style:style style:name="T4" style:family="text">
      <style:text-properties officeooo:rsid="00287c29"/>
    </style:style>
    <style:style style:name="T5" style:family="text">
      <style:text-properties officeooo:rsid="002c4d3a"/>
    </style:style>
    <style:style style:name="T6" style:family="text">
      <style:text-properties officeooo:rsid="00305a06"/>
    </style:style>
    <style:style style:name="T7" style:family="text">
      <style:text-properties officeooo:rsid="003a21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ch player has a ‘deck’ of <text:span text:style-name="T1">X</text:span> six-sided dice. <text:span text:style-name="T2">A maximum of six dice are rolled at one time.</text:span></text:p>
      <text:p text:style-name="P2"><text:span text:style-name="T3">Each side of the dice has one of two things: Three numbers; a level, an attack score, a defence score, this is known as landing “face-up”. Or a ‘special’ sign, with a number next to it, this is known as landing “special-up”.</text:span></text:p>
      <text:p text:style-name="P3">When a die is rolled, it is possible to ‘play’ the face-up side <text:span text:style-name="T4">by paying its level in other dice that landed “face-up”, using their levels.</text:span></text:p>
      <text:p text:style-name="P4">It is also possible to play <text:span text:style-name="T5">the special power of a die that has landed special-up using the levels of the other rolled dice.</text:span></text:p>
      <text:p text:style-name="P4"/>
      <text:p text:style-name="P5">When a die is put into play, it must attack every round that it is able to, <text:span text:style-name="T6">and can defend against one attack per round. Dice fully heal at the end of your combat turn.</text:span></text:p>
      <text:p text:style-name="P5"/>
      <text:p text:style-name="P6">A typical round will go something like this:</text:p>
      <text:list xml:id="list2155331831" text:style-name="L1">
        <text:list-item>
          <text:p text:style-name="P7">Draw from your deck until you have six dice to roll</text:p>
          <text:list>
            <text:list-item>
              <text:p text:style-name="P7">If you do not have six dice in your deck, do not draw any more</text:p>
            </text:list-item>
          </text:list>
        </text:list-item>
        <text:list-item>
          <text:p text:style-name="P8">Roll your six dice</text:p>
        </text:list-item>
        <text:list-item>
          <text:p text:style-name="P8">Play whatever dice you wish</text:p>
        </text:list-item>
        <text:list-item>
          <text:p text:style-name="P9">Combat begins</text:p>
        </text:list-item>
        <text:list-item>
          <text:p text:style-name="P9">All dice in play must attack</text:p>
        </text:list-item>
        <text:list-item>
          <text:p text:style-name="P9">Defender assigns dice to block</text:p>
        </text:list-item>
        <text:list-item>
          <text:p text:style-name="P10">Damage is resolved</text:p>
        </text:list-item>
        <text:list-item>
          <text:p text:style-name="P10">Combat ends</text:p>
          <text:list>
            <text:list-item>
              <text:p text:style-name="P11"><text:span text:style-name="T7">Both sides’ surviving </text:span>dice are healed</text:p>
            </text:list-item>
          </text:list>
        </text:list-item>
        <text:list-item>
          <text:p text:style-name="P12">Round en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27S</meta:editing-duration>
    <meta:editing-cycles>28</meta:editing-cycles>
    <meta:generator>LibreOffice/5.3.1.2$Windows_X86_64 LibreOffice_project/e80a0e0fd1875e1696614d24c32df0f95f03deb2</meta:generator>
    <dc:date>2017-12-16T18:25:31.458000000</dc:date>
    <meta:document-statistic meta:table-count="0" meta:image-count="0" meta:object-count="0" meta:page-count="1" meta:paragraph-count="17" meta:word-count="226" meta:character-count="1107" meta:non-whitespace-character-count="909"/>
    <meta:user-defined meta:name="Info 1"/>
    <meta:user-defined meta:name="Info 2"/>
    <meta:user-defined meta:name="Info 3"/>
    <meta:user-defined meta:name="Info 4"/>
  </office:meta>
</office:document-meta>
</file>